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28.89pt"/>
    </style:style>
    <style:style style:name="co12" style:family="table-column">
      <style:table-column-properties fo:break-before="auto" style:column-width="118.09pt"/>
    </style:style>
    <style:style style:name="co13" style:family="table-column">
      <style:table-column-properties fo:break-before="auto" style:column-width="82.54pt"/>
    </style:style>
    <style:style style:name="co14" style:family="table-column">
      <style:table-column-properties fo:break-before="auto" style:column-width="64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wrap-option="wrap"/>
      <style:text-properties fo:color="#2c2c2c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7fff00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1"/>
    <style:style style:name="ce13" style:family="table-cell" style:parent-style-name="Default" style:data-style-name="N131">
      <style:table-cell-properties fo:background-color="#fcf48c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32"/>
    <style:style style:name="ce16" style:family="table-cell" style:parent-style-name="Default" style:data-style-name="N132">
      <style:table-cell-properties fo:background-color="#ffa954"/>
    </style:style>
    <style:style style:name="ce17" style:family="table-cell" style:parent-style-name="Default" style:data-style-name="N131">
      <style:table-cell-properties fo:background-color="transparent"/>
    </style:style>
    <style:style style:name="ce18" style:family="table-cell" style:parent-style-name="Default" style:data-style-name="N132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_eval_2M5" table:style-name="ta1">
        <table:shapes>
          <draw:frame draw:z-index="0" draw:style-name="gr1" draw:text-style-name="P1" svg:width="740.69pt" svg:height="416.61pt" svg:x="557.74pt" svg:y="102.5pt">
            <loext:p draw:notify-on-update-of-ranges="meas_eval_2M5.C8:meas_eval_2M5.C13 meas_eval_2M5.G7:meas_eval_2M5.G7 meas_eval_2M5.G8:meas_eval_2M5.G13 meas_eval_2M5.C8:meas_eval_2M5.C13 meas_eval_2M5.L7:meas_eval_2M5.L7 meas_eval_2M5.L8:meas_eval_2M5.L13 meas_eval_2M5.C8:meas_eval_2M5.C13 meas_eval_2M5.Q7:meas_eval_2M5.Q7 meas_eval_2M5.Q8:meas_eval_2M5.Q13 meas_eval_2M5.C8:meas_eval_2M5.C13 meas_eval_2M5.V7:meas_eval_2M5.V7 meas_eval_2M5.V8:meas_eval_2M5.V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68.64pt" svg:height="432.34pt" svg:x="814.73pt" svg:y="522.09pt">
            <loext:p draw:notify-on-update-of-ranges="meas_eval_2M5.C8:meas_eval_2M5.C13 meas_eval_2M5.D7:meas_eval_2M5.D7 meas_eval_2M5.D8:meas_eval_2M5.D13 meas_eval_2M5.C8:meas_eval_2M5.C13 meas_eval_2M5.I7:meas_eval_2M5.I7 meas_eval_2M5.I8:meas_eval_2M5.I13 meas_eval_2M5.C8:meas_eval_2M5.C13 meas_eval_2M5.N7:meas_eval_2M5.N7 meas_eval_2M5.N8:meas_eval_2M5.N13 meas_eval_2M5.C8:meas_eval_2M5.C13 meas_eval_2M5.S7:meas_eval_2M5.S7 meas_eval_2M5.S8:meas_eval_2M5.S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00.25pt" svg:height="450.11pt" svg:x="0pt" svg:y="529.43pt">
            <loext:p draw:notify-on-update-of-ranges="meas_eval_2M5.C8:meas_eval_2M5.C13 meas_eval_2M5.E7:meas_eval_2M5.E7 meas_eval_2M5.E8:meas_eval_2M5.E13 meas_eval_2M5.C28:meas_eval_2M5.C33 meas_eval_2M5.D27:meas_eval_2M5.D27 meas_eval_2M5.D28:meas_eval_2M5.D33 meas_eval_2M5.C8:meas_eval_2M5.C13 meas_eval_2M5.J7:meas_eval_2M5.J7 meas_eval_2M5.J8:meas_eval_2M5.J13 meas_eval_2M5.C8:meas_eval_2M5.C13 meas_eval_2M5.O7:meas_eval_2M5.O7 meas_eval_2M5.O8:meas_eval_2M5.O13 meas_eval_2M5.C8:meas_eval_2M5.C13 meas_eval_2M5.T7:meas_eval_2M5.T7 meas_eval_2M5.T8:meas_eval_2M5.T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30.03.22</text:p>
          </table:table-cell>
          <table:table-cell table:style-name="ce3"/>
          <table:table-cell table:style-name="ce2" table:number-columns-repeated="5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ENOB evaluation</text:p>
          </table:table-cell>
          <table:table-cell table:style-name="ce3"/>
          <table:table-cell table:style-name="ce2" table:number-columns-repeated="5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</table:table-row>
        <table:table-row table:style-name="ro1">
          <table:table-cell table:style-name="ce3" office:value-type="string" calcext:value-type="string">
            <text:p>sampling rate</text:p>
          </table:table-cell>
          <table:table-cell table:style-name="ce3" office:value-type="string" calcext:value-type="string">
            <text:p>2.5MS/s</text:p>
          </table:table-cell>
          <table:table-cell table:style-name="ce2" table:number-columns-repeated="5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</table:table-row>
        <table:table-row table:style-name="ro1" table:number-rows-repeated="3">
          <table:table-cell table:style-name="ce3" table:number-columns-repeated="2"/>
          <table:table-cell table:style-name="ce2" table:number-columns-repeated="5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</table:table-row>
        <table:table-row table:style-name="ro1">
          <table:table-cell table:style-name="ce1" office:value-type="string" calcext:value-type="string" table:number-columns-spanned="1" table:number-rows-spanned="7">
            <text:p>2.5Ms/s</text:p>
          </table:table-cell>
          <table:table-cell table:style-name="ce1" office:value-type="string" calcext:value-type="string" table:number-columns-spanned="1" table:number-rows-spanned="7">
            <text:p>CH00</text:p>
          </table:table-cell>
          <table:table-cell table:style-name="ce2" office:value-type="string" calcext:value-type="string">
            <text:p>F0 &lt;Hz&gt;</text:p>
          </table:table-cell>
          <table:table-cell table:style-name="ce2" office:value-type="string" calcext:value-type="string">
            <text:p>F_Fund_ch0 &lt;Hz&gt;</text:p>
          </table:table-cell>
          <table:table-cell table:style-name="ce2" office:value-type="string" calcext:value-type="string">
            <text:p>F_scale_ch0</text:p>
          </table:table-cell>
          <table:table-cell table:style-name="ce2" office:value-type="string" calcext:value-type="string">
            <text:p>Signal_power_ch0 [dBc]</text:p>
          </table:table-cell>
          <table:table-cell table:style-name="ce2" office:value-type="string" calcext:value-type="string">
            <text:p>ENOB_ch0 [Bits]</text:p>
          </table:table-cell>
          <table:table-cell table:style-name="ce1" office:value-type="string" calcext:value-type="string" table:number-columns-spanned="1" table:number-rows-spanned="7">
            <text:p>CH01</text:p>
          </table:table-cell>
          <table:table-cell table:style-name="ce2" office:value-type="string" calcext:value-type="string">
            <text:p>F_Fund_ch1 &lt;Hz&gt;</text:p>
          </table:table-cell>
          <table:table-cell table:style-name="ce2" office:value-type="string" calcext:value-type="string">
            <text:p>F_scale_ch1</text:p>
          </table:table-cell>
          <table:table-cell table:style-name="ce2" office:value-type="string" calcext:value-type="string">
            <text:p>Signal_power_ch1 [dBc]</text:p>
          </table:table-cell>
          <table:table-cell table:style-name="ce2" office:value-type="string" calcext:value-type="string">
            <text:p>ENOB_ch1 [Bits]</text:p>
          </table:table-cell>
          <table:table-cell table:style-name="ce1" office:value-type="string" calcext:value-type="string" table:number-columns-spanned="1" table:number-rows-spanned="7">
            <text:p>CH02</text:p>
          </table:table-cell>
          <table:table-cell table:style-name="ce2" office:value-type="string" calcext:value-type="string">
            <text:p>F_Fund_ch2 &lt;Hz&gt;</text:p>
          </table:table-cell>
          <table:table-cell table:style-name="ce2" office:value-type="string" calcext:value-type="string">
            <text:p>F_scale_ch2</text:p>
          </table:table-cell>
          <table:table-cell table:style-name="ce2" office:value-type="string" calcext:value-type="string">
            <text:p>Signal_power_ch2 [dBc]</text:p>
          </table:table-cell>
          <table:table-cell table:style-name="ce2" office:value-type="string" calcext:value-type="string">
            <text:p>ENOB_ch2 [Bits]</text:p>
          </table:table-cell>
          <table:table-cell table:style-name="ce1" office:value-type="string" calcext:value-type="string" table:number-columns-spanned="1" table:number-rows-spanned="7">
            <text:p>CH03</text:p>
          </table:table-cell>
          <table:table-cell table:style-name="ce2" office:value-type="string" calcext:value-type="string">
            <text:p>F_Fund_ch3 &lt;Hz&gt;</text:p>
          </table:table-cell>
          <table:table-cell table:style-name="ce2" office:value-type="string" calcext:value-type="string">
            <text:p>F_scale_ch3</text:p>
          </table:table-cell>
          <table:table-cell table:style-name="ce2" office:value-type="string" calcext:value-type="string">
            <text:p>Signal_power_ch3 [dBc]</text:p>
          </table:table-cell>
          <table:table-cell table:style-name="ce2" office:value-type="string" calcext:value-type="string">
            <text:p>ENOB_ch3 [Bits]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9765.625" calcext:value-type="float">
            <text:p>9765.625</text:p>
          </table:table-cell>
          <table:table-cell office:value-type="float" office:value="0.93348" calcext:value-type="float">
            <text:p>0.93348</text:p>
          </table:table-cell>
          <table:table-cell table:style-name="ce11" office:value-type="float" office:value="0.000867419304595428" calcext:value-type="float">
            <text:p>0.001</text:p>
          </table:table-cell>
          <table:table-cell office:value-type="float" office:value="9.301" calcext:value-type="float">
            <text:p>9.301</text:p>
          </table:table-cell>
          <table:covered-table-cell/>
          <table:table-cell office:value-type="float" office:value="9765.625" calcext:value-type="float">
            <text:p>9765.625</text:p>
          </table:table-cell>
          <table:table-cell office:value-type="float" office:value="0.93313" calcext:value-type="float">
            <text:p>0.93313</text:p>
          </table:table-cell>
          <table:table-cell table:style-name="ce12" office:value-type="float" office:value="0.000568561003965366" calcext:value-type="float">
            <text:p>0.0006</text:p>
          </table:table-cell>
          <table:table-cell office:value-type="float" office:value="9.299" calcext:value-type="float">
            <text:p>9.299</text:p>
          </table:table-cell>
          <table:covered-table-cell/>
          <table:table-cell office:value-type="float" office:value="9765.625" calcext:value-type="float">
            <text:p>9765.625</text:p>
          </table:table-cell>
          <table:table-cell office:value-type="float" office:value="0.93354" calcext:value-type="float">
            <text:p>0.93354</text:p>
          </table:table-cell>
          <table:table-cell table:style-name="ce14" office:value-type="float" office:value="0.001242254578245" calcext:value-type="float">
            <text:p>0.0012</text:p>
          </table:table-cell>
          <table:table-cell office:value-type="float" office:value="8.911" calcext:value-type="float">
            <text:p>8.911</text:p>
          </table:table-cell>
          <table:covered-table-cell/>
          <table:table-cell office:value-type="float" office:value="9765.625" calcext:value-type="float">
            <text:p>9765.625</text:p>
          </table:table-cell>
          <table:table-cell office:value-type="float" office:value="0.91402" calcext:value-type="float">
            <text:p>0.91402</text:p>
          </table:table-cell>
          <table:table-cell table:style-name="ce15" office:value-type="float" office:value="0.00152719041016367" calcext:value-type="float">
            <text:p>0.002</text:p>
          </table:table-cell>
          <table:table-cell office:value-type="float" office:value="8.389" calcext:value-type="float">
            <text:p>8.389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78125" calcext:value-type="float">
            <text:p>78125</text:p>
          </table:table-cell>
          <table:table-cell office:value-type="float" office:value="0.92307" calcext:value-type="float">
            <text:p>0.92307</text:p>
          </table:table-cell>
          <table:table-cell table:style-name="ce11" office:value-type="float" office:value="0.00196073678257316" calcext:value-type="float">
            <text:p>0.002</text:p>
          </table:table-cell>
          <table:table-cell office:value-type="float" office:value="8.55" calcext:value-type="float">
            <text:p>8.55</text:p>
          </table:table-cell>
          <table:covered-table-cell/>
          <table:table-cell office:value-type="float" office:value="78125" calcext:value-type="float">
            <text:p>78125</text:p>
          </table:table-cell>
          <table:table-cell office:value-type="float" office:value="0.9227" calcext:value-type="float">
            <text:p>0.9227</text:p>
          </table:table-cell>
          <table:table-cell table:style-name="ce12" office:value-type="float" office:value="0.000607292577331057" calcext:value-type="float">
            <text:p>0.0006</text:p>
          </table:table-cell>
          <table:table-cell office:value-type="float" office:value="8.652" calcext:value-type="float">
            <text:p>8.652</text:p>
          </table:table-cell>
          <table:covered-table-cell/>
          <table:table-cell office:value-type="float" office:value="78125" calcext:value-type="float">
            <text:p>78125</text:p>
          </table:table-cell>
          <table:table-cell office:value-type="float" office:value="0.92291" calcext:value-type="float">
            <text:p>0.92291</text:p>
          </table:table-cell>
          <table:table-cell table:style-name="ce14" office:value-type="float" office:value="0.00133117594535314" calcext:value-type="float">
            <text:p>0.0013</text:p>
          </table:table-cell>
          <table:table-cell office:value-type="float" office:value="8.388" calcext:value-type="float">
            <text:p>8.388</text:p>
          </table:table-cell>
          <table:covered-table-cell/>
          <table:table-cell office:value-type="float" office:value="78125" calcext:value-type="float">
            <text:p>78125</text:p>
          </table:table-cell>
          <table:table-cell office:value-type="float" office:value="0.90369" calcext:value-type="float">
            <text:p>0.90369</text:p>
          </table:table-cell>
          <table:table-cell table:style-name="ce15" office:value-type="float" office:value="0.000869577468871752" calcext:value-type="float">
            <text:p>0.001</text:p>
          </table:table-cell>
          <table:table-cell office:value-type="float" office:value="8.035" calcext:value-type="float">
            <text:p>8.035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625000" calcext:value-type="float">
            <text:p>625000</text:p>
          </table:table-cell>
          <table:table-cell office:value-type="float" office:value="0.8356" calcext:value-type="float">
            <text:p>0.8356</text:p>
          </table:table-cell>
          <table:table-cell table:style-name="ce11" office:value-type="float" office:value="0.000721654287813931" calcext:value-type="float">
            <text:p>0.001</text:p>
          </table:table-cell>
          <table:table-cell office:value-type="float" office:value="8.381" calcext:value-type="float">
            <text:p>8.381</text:p>
          </table:table-cell>
          <table:covered-table-cell/>
          <table:table-cell office:value-type="float" office:value="625000" calcext:value-type="float">
            <text:p>625000</text:p>
          </table:table-cell>
          <table:table-cell office:value-type="float" office:value="0.83539" calcext:value-type="float">
            <text:p>0.83539</text:p>
          </table:table-cell>
          <table:table-cell table:style-name="ce12" office:value-type="float" office:value="0.00227115922231537" calcext:value-type="float">
            <text:p>0.0023</text:p>
          </table:table-cell>
          <table:table-cell office:value-type="float" office:value="8.637" calcext:value-type="float">
            <text:p>8.637</text:p>
          </table:table-cell>
          <table:covered-table-cell/>
          <table:table-cell office:value-type="float" office:value="625000" calcext:value-type="float">
            <text:p>625000</text:p>
          </table:table-cell>
          <table:table-cell office:value-type="float" office:value="0.83538" calcext:value-type="float">
            <text:p>0.83538</text:p>
          </table:table-cell>
          <table:table-cell table:style-name="ce14" office:value-type="float" office:value="-0.00161776742587191" calcext:value-type="float">
            <text:p>-0.0016</text:p>
          </table:table-cell>
          <table:table-cell office:value-type="float" office:value="7.971" calcext:value-type="float">
            <text:p>7.971</text:p>
          </table:table-cell>
          <table:covered-table-cell/>
          <table:table-cell office:value-type="float" office:value="625000" calcext:value-type="float">
            <text:p>625000</text:p>
          </table:table-cell>
          <table:table-cell office:value-type="float" office:value="0.81794" calcext:value-type="float">
            <text:p>0.81794</text:p>
          </table:table-cell>
          <table:table-cell table:style-name="ce15" office:value-type="float" office:value="0.00442552042515244" calcext:value-type="float">
            <text:p>0.004</text:p>
          </table:table-cell>
          <table:table-cell office:value-type="float" office:value="7.988" calcext:value-type="float">
            <text:p>7.988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859375" calcext:value-type="float">
            <text:p>859375</text:p>
          </table:table-cell>
          <table:table-cell office:value-type="float" office:value="0.79885" calcext:value-type="float">
            <text:p>0.79885</text:p>
          </table:table-cell>
          <table:table-cell table:style-name="ce11" office:value-type="float" office:value="0.00183802848096359" calcext:value-type="float">
            <text:p>0.002</text:p>
          </table:table-cell>
          <table:table-cell office:value-type="float" office:value="8.704" calcext:value-type="float">
            <text:p>8.704</text:p>
          </table:table-cell>
          <table:covered-table-cell/>
          <table:table-cell office:value-type="float" office:value="859375" calcext:value-type="float">
            <text:p>859375</text:p>
          </table:table-cell>
          <table:table-cell office:value-type="float" office:value="0.79841" calcext:value-type="float">
            <text:p>0.79841</text:p>
          </table:table-cell>
          <table:table-cell table:style-name="ce12" office:value-type="float" office:value="0.000290440307207296" calcext:value-type="float">
            <text:p>0.0003</text:p>
          </table:table-cell>
          <table:table-cell office:value-type="float" office:value="8.753" calcext:value-type="float">
            <text:p>8.753</text:p>
          </table:table-cell>
          <table:covered-table-cell/>
          <table:table-cell office:value-type="float" office:value="859375" calcext:value-type="float">
            <text:p>859375</text:p>
          </table:table-cell>
          <table:table-cell office:value-type="float" office:value="0.79897" calcext:value-type="float">
            <text:p>0.79897</text:p>
          </table:table-cell>
          <table:table-cell table:style-name="ce14" office:value-type="float" office:value="0.000837106727767303" calcext:value-type="float">
            <text:p>0.0008</text:p>
          </table:table-cell>
          <table:table-cell office:value-type="float" office:value="8.166" calcext:value-type="float">
            <text:p>8.166</text:p>
          </table:table-cell>
          <table:covered-table-cell/>
          <table:table-cell office:value-type="float" office:value="859375" calcext:value-type="float">
            <text:p>859375</text:p>
          </table:table-cell>
          <table:table-cell office:value-type="float" office:value="0.78193" calcext:value-type="float">
            <text:p>0.78193</text:p>
          </table:table-cell>
          <table:table-cell table:style-name="ce15" office:value-type="float" office:value="0.000663781154012373" calcext:value-type="float">
            <text:p>0.001</text:p>
          </table:table-cell>
          <table:table-cell office:value-type="float" office:value="8.137" calcext:value-type="float">
            <text:p>8.13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1015625" calcext:value-type="float">
            <text:p>1015625</text:p>
          </table:table-cell>
          <table:table-cell office:value-type="float" office:value="0.76845" calcext:value-type="float">
            <text:p>0.76845</text:p>
          </table:table-cell>
          <table:table-cell table:style-name="ce11" office:value-type="float" office:value="0.00124850632740797" calcext:value-type="float">
            <text:p>0.001</text:p>
          </table:table-cell>
          <table:table-cell office:value-type="float" office:value="8.804" calcext:value-type="float">
            <text:p>8.804</text:p>
          </table:table-cell>
          <table:covered-table-cell/>
          <table:table-cell office:value-type="float" office:value="1015625" calcext:value-type="float">
            <text:p>1015625</text:p>
          </table:table-cell>
          <table:table-cell office:value-type="float" office:value="0.76803" calcext:value-type="float">
            <text:p>0.76803</text:p>
          </table:table-cell>
          <table:table-cell table:style-name="ce12" office:value-type="float" office:value="0.000648566110668865" calcext:value-type="float">
            <text:p>0.0006</text:p>
          </table:table-cell>
          <table:table-cell office:value-type="float" office:value="8.791" calcext:value-type="float">
            <text:p>8.791</text:p>
          </table:table-cell>
          <table:covered-table-cell/>
          <table:table-cell office:value-type="float" office:value="1015625" calcext:value-type="float">
            <text:p>1015625</text:p>
          </table:table-cell>
          <table:table-cell office:value-type="float" office:value="0.76836" calcext:value-type="float">
            <text:p>0.76836</text:p>
          </table:table-cell>
          <table:table-cell table:style-name="ce14" office:value-type="float" office:value="0.00131138482203604" calcext:value-type="float">
            <text:p>0.0013</text:p>
          </table:table-cell>
          <table:table-cell office:value-type="float" office:value="8.572" calcext:value-type="float">
            <text:p>8.572</text:p>
          </table:table-cell>
          <table:covered-table-cell/>
          <table:table-cell office:value-type="float" office:value="1015625" calcext:value-type="float">
            <text:p>1015625</text:p>
          </table:table-cell>
          <table:table-cell office:value-type="float" office:value="0.75234" calcext:value-type="float">
            <text:p>0.75234</text:p>
          </table:table-cell>
          <table:table-cell table:style-name="ce15" office:value-type="float" office:value="0.000448165098842459" calcext:value-type="float">
            <text:p>0.000</text:p>
          </table:table-cell>
          <table:table-cell office:value-type="float" office:value="7.745" calcext:value-type="float">
            <text:p>7.745</text:p>
          </table:table-cell>
        </table:table-row>
        <table:table-row table:style-name="ro1">
          <table:covered-table-cell table:number-columns-repeated="2"/>
          <table:table-cell office:value-type="float" office:value="1249000" calcext:value-type="float">
            <text:p>1249000</text:p>
          </table:table-cell>
          <table:table-cell office:value-type="float" office:value="1248779.296875" calcext:value-type="float">
            <text:p>1248779.296875</text:p>
          </table:table-cell>
          <table:table-cell office:value-type="float" office:value="0.71713" calcext:value-type="float">
            <text:p>0.71713</text:p>
          </table:table-cell>
          <table:table-cell table:style-name="ce11" office:value-type="float" office:value="-0.00609261792401579" calcext:value-type="float">
            <text:p>-0.006</text:p>
          </table:table-cell>
          <table:table-cell office:value-type="float" office:value="8.757" calcext:value-type="float">
            <text:p>8.757</text:p>
          </table:table-cell>
          <table:covered-table-cell/>
          <table:table-cell office:value-type="float" office:value="1248779.296875" calcext:value-type="float">
            <text:p>1248779.296875</text:p>
          </table:table-cell>
          <table:table-cell office:value-type="float" office:value="0.70961" calcext:value-type="float">
            <text:p>0.70961</text:p>
          </table:table-cell>
          <table:table-cell table:style-name="ce13" office:value-type="float" office:value="0.0801282653933307" calcext:value-type="float">
            <text:p>0.0801</text:p>
          </table:table-cell>
          <table:table-cell office:value-type="float" office:value="8.758" calcext:value-type="float">
            <text:p>8.758</text:p>
          </table:table-cell>
          <table:covered-table-cell/>
          <table:table-cell office:value-type="float" office:value="1248779.296875" calcext:value-type="float">
            <text:p>1248779.296875</text:p>
          </table:table-cell>
          <table:table-cell office:value-type="float" office:value="0.71689" calcext:value-type="float">
            <text:p>0.71689</text:p>
          </table:table-cell>
          <table:table-cell table:style-name="ce14" office:value-type="float" office:value="-0.006830956062242" calcext:value-type="float">
            <text:p>-0.0068</text:p>
          </table:table-cell>
          <table:table-cell office:value-type="float" office:value="8.114" calcext:value-type="float">
            <text:p>8.114</text:p>
          </table:table-cell>
          <table:covered-table-cell/>
          <table:table-cell office:value-type="float" office:value="1248779.296875" calcext:value-type="float">
            <text:p>1248779.296875</text:p>
          </table:table-cell>
          <table:table-cell office:value-type="float" office:value="0.68947" calcext:value-type="float">
            <text:p>0.68947</text:p>
          </table:table-cell>
          <table:table-cell table:style-name="ce16" office:value-type="float" office:value="0.144305223128913" calcext:value-type="float">
            <text:p>0.144</text:p>
          </table:table-cell>
          <table:table-cell office:value-type="float" office:value="7.758" calcext:value-type="float">
            <text:p>7.758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nput RC <text:s/>filter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 [OHM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[nF]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utoff Freq. [MHz]</text:p>
          </table:table-cell>
          <table:table-cell/>
          <table:table-cell table:style-name="ce7" table:formula="of:=(1/(2*PI()*[.E17]*[.E18]*0.000000001))/1000000" office:value-type="float" office:value="1.59154943091895" calcext:value-type="float">
            <text:p>1.5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ime constant [ns]</text:p>
          </table:table-cell>
          <table:table-cell/>
          <table:table-cell table:style-name="ce8" table:formula="of:=[.E17]*[.E18]" office:value-type="float" office:value="100" calcext:value-type="float">
            <text:p>100.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SB [mV]</text:p>
          </table:table-cell>
          <table:table-cell/>
          <table:table-cell table:style-name="ce9" table:formula="of:=1000*1.2*2/2047" office:value-type="float" office:value="1.17244748412311" calcext:value-type="float">
            <text:p>1.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nput amplitude [Vpp]</text:p>
          </table:table-cell>
          <table:table-cell/>
          <table:table-cell table:style-name="ce2" office:value-type="float" office:value="2.2" calcext:value-type="float">
            <text:p>2.2</text:p>
          </table:table-cell>
          <table:table-cell office:value-type="string" calcext:value-type="string">
            <text:p>@ ADC input after the voltage divider 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nput dynamic</text:p>
          </table:table-cell>
          <table:table-cell table:number-columns-repeated="19"/>
        </table:table-row>
        <table:table-row table:style-name="ro2">
          <table:table-cell table:number-columns-repeated="2"/>
          <table:table-cell table:style-name="ce5" office:value-type="string" calcext:value-type="string">
            <text:p>Input Dynamic Range</text:p>
          </table:table-cell>
          <table:table-cell/>
          <table:table-cell table:style-name="ce2" table:formula="of:=1.2-(-1.2)" office:value-type="float" office:value="2.4" calcext:value-type="float">
            <text:p>2.4</text:p>
          </table:table-cell>
          <table:table-cell office:value-type="string" calcext:value-type="string">
            <text:p>Vmax=1.2 / Vmin=-1.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_scale_max </text:p>
          </table:table-cell>
          <table:table-cell/>
          <table:table-cell table:style-name="ce10" table:formula="of:=[.E22]/[.E24]" office:value-type="float" office:value="0.916666666666667" calcext:value-type="float">
            <text:p>0.92</text:p>
          </table:table-cell>
          <table:table-cell office:value-type="string" calcext:value-type="string">
            <text:p>@DC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F0 &lt;Hz&gt;</text:p>
          </table:table-cell>
          <table:table-cell table:style-name="ce2" office:value-type="string" calcext:value-type="string">
            <text:p>Estimated ADC Input (RC Attenuation)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765.625" calcext:value-type="float">
            <text:p>9765.625</text:p>
          </table:table-cell>
          <table:table-cell table:style-name="ce6" table:formula="of:=1/ SQRT(1+  (2*PI()*[.C28]*[.$E$17]*[.$E$18]*0.000000001)^2   )*[.$E$25]" office:value-type="float" office:value="0.916649411108824" calcext:value-type="float">
            <text:p>0.9166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8125" calcext:value-type="float">
            <text:p>78125</text:p>
          </table:table-cell>
          <table:table-cell table:style-name="ce6" table:formula="of:=1/ SQRT(1+  (2*PI()*[.C29]*[.$E$17]*[.$E$18]*0.000000001)^2   )*[.$E$25]" office:value-type="float" office:value="0.915564271606109" calcext:value-type="float">
            <text:p>0.9155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25000" calcext:value-type="float">
            <text:p>625000</text:p>
          </table:table-cell>
          <table:table-cell table:style-name="ce6" table:formula="of:=1/ SQRT(1+  (2*PI()*[.C30]*[.$E$17]*[.$E$18]*0.000000001)^2   )*[.$E$25]" office:value-type="float" office:value="0.853234759207142" calcext:value-type="float">
            <text:p>0.8532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59375" calcext:value-type="float">
            <text:p>859375</text:p>
          </table:table-cell>
          <table:table-cell table:style-name="ce6" table:formula="of:=1/ SQRT(1+  (2*PI()*[.C31]*[.$E$17]*[.$E$18]*0.000000001)^2   )*[.$E$25]" office:value-type="float" office:value="0.806593019241249" calcext:value-type="float">
            <text:p>0.8065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15625" calcext:value-type="float">
            <text:p>1015625</text:p>
          </table:table-cell>
          <table:table-cell table:style-name="ce6" table:formula="of:=1/ SQRT(1+  (2*PI()*[.C32]*[.$E$17]*[.$E$18]*0.000000001)^2   )*[.$E$25]" office:value-type="float" office:value="0.772735412854449" calcext:value-type="float">
            <text:p>0.7727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49000" calcext:value-type="float">
            <text:p>1249000</text:p>
          </table:table-cell>
          <table:table-cell table:style-name="ce6" table:formula="of:=1/ SQRT(1+  (2*PI()*[.C33]*[.$E$17]*[.$E$18]*0.000000001)^2   )*[.$E$25]" office:value-type="float" office:value="0.721122548368004" calcext:value-type="float">
            <text:p>0.72112</text:p>
          </table:table-cell>
          <table:table-cell table:number-columns-repeated="18"/>
        </table:table-row>
      </table:table>
      <table:table table:name="meas_eval_2M" table:style-name="ta1">
        <table:shapes>
          <draw:frame draw:z-index="0" draw:style-name="gr1" draw:text-style-name="P1" svg:width="806.26pt" svg:height="453.57pt" svg:x="165.46pt" svg:y="143.21pt">
            <loext:p draw:notify-on-update-of-ranges="meas_eval_2M.C5:meas_eval_2M.C9 meas_eval_2M.G4:meas_eval_2M.G4 meas_eval_2M.G5:meas_eval_2M.G9 meas_eval_2M.C5:meas_eval_2M.C9 meas_eval_2M.L4:meas_eval_2M.L4 meas_eval_2M.L5:meas_eval_2M.L9 meas_eval_2M.C5:meas_eval_2M.C9 meas_eval_2M.Q4:meas_eval_2M.Q4 meas_eval_2M.Q5:meas_eval_2M.Q9 meas_eval_2M.C5:meas_eval_2M.C9 meas_eval_2M.V4:meas_eval_2M.V4 meas_eval_2M.V5:meas_eval_2M.V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number-columns-repeated="5" table:default-cell-style-name="Default"/>
        <table:table-column table:style-name="co8" table:default-cell-style-name="ce11"/>
        <table:table-column table:style-name="co8" table:number-columns-repeated="4" table:default-cell-style-name="Default"/>
        <table:table-column table:style-name="co8" table:default-cell-style-name="ce12"/>
        <table:table-column table:style-name="co14" table:default-cell-style-name="Default"/>
        <table:table-column table:style-name="co8" table:number-columns-repeated="3" table:default-cell-style-name="Default"/>
        <table:table-column table:style-name="co8" table:default-cell-style-name="ce14"/>
        <table:table-column table:style-name="co8" table:number-columns-repeated="4" table:default-cell-style-name="Default"/>
        <table:table-column table:style-name="co8" table:default-cell-style-name="ce15"/>
        <table:table-column table:style-name="co8" table:default-cell-style-name="Default"/>
        <table:table-row table:style-name="ro1">
          <table:table-cell table:style-name="ce3" office:value-type="string" calcext:value-type="string">
            <text:p>sampling rate</text:p>
          </table:table-cell>
          <table:table-cell table:style-name="ce3" office:value-type="string" calcext:value-type="string">
            <text:p>2.5MS/s</text:p>
          </table:table-cell>
          <table:table-cell table:style-name="ce2" table:number-columns-repeated="5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</table:table-row>
        <table:table-row table:style-name="ro1" table:number-rows-repeated="2">
          <table:table-cell table:style-name="ce3" table:number-columns-repeated="2"/>
          <table:table-cell table:style-name="ce2" table:number-columns-repeated="5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</table:table-row>
        <table:table-row table:style-name="ro1">
          <table:table-cell table:style-name="ce3" office:value-type="string" calcext:value-type="string" table:number-columns-spanned="1" table:number-rows-spanned="7">
            <text:p>2Ms/s</text:p>
          </table:table-cell>
          <table:table-cell table:style-name="ce3" office:value-type="string" calcext:value-type="string" table:number-columns-spanned="1" table:number-rows-spanned="7">
            <text:p>CH00</text:p>
          </table:table-cell>
          <table:table-cell table:style-name="ce2" office:value-type="string" calcext:value-type="string">
            <text:p>F0 &lt;Hz&gt;</text:p>
          </table:table-cell>
          <table:table-cell table:style-name="ce2" office:value-type="string" calcext:value-type="string">
            <text:p>F_Fund_ch0 &lt;Hz&gt;</text:p>
          </table:table-cell>
          <table:table-cell table:style-name="ce2" office:value-type="string" calcext:value-type="string">
            <text:p>F_scale_ch0</text:p>
          </table:table-cell>
          <table:table-cell table:style-name="ce2" office:value-type="string" calcext:value-type="string">
            <text:p>Signal_power_ch0 [dBc]</text:p>
          </table:table-cell>
          <table:table-cell table:style-name="ce2" office:value-type="string" calcext:value-type="string">
            <text:p>ENOB_ch0 [Bits]</text:p>
          </table:table-cell>
          <table:table-cell table:style-name="ce3" office:value-type="string" calcext:value-type="string" table:number-columns-spanned="1" table:number-rows-spanned="7">
            <text:p>CH01</text:p>
          </table:table-cell>
          <table:table-cell table:style-name="ce2" office:value-type="string" calcext:value-type="string">
            <text:p>F_Fund_ch1 &lt;Hz&gt;</text:p>
          </table:table-cell>
          <table:table-cell table:style-name="ce2" office:value-type="string" calcext:value-type="string">
            <text:p>F_scale_ch1</text:p>
          </table:table-cell>
          <table:table-cell table:style-name="ce2" office:value-type="string" calcext:value-type="string">
            <text:p>Signal_power_ch1 [dBc]</text:p>
          </table:table-cell>
          <table:table-cell table:style-name="ce2" office:value-type="string" calcext:value-type="string">
            <text:p>ENOB_ch1 [Bits]</text:p>
          </table:table-cell>
          <table:table-cell table:style-name="ce3" office:value-type="string" calcext:value-type="string" table:number-columns-spanned="1" table:number-rows-spanned="7">
            <text:p>CH02</text:p>
          </table:table-cell>
          <table:table-cell table:style-name="ce2" office:value-type="string" calcext:value-type="string">
            <text:p>F_Fund_ch2 &lt;Hz&gt;</text:p>
          </table:table-cell>
          <table:table-cell table:style-name="ce2" office:value-type="string" calcext:value-type="string">
            <text:p>F_scale_ch2</text:p>
          </table:table-cell>
          <table:table-cell table:style-name="ce2" office:value-type="string" calcext:value-type="string">
            <text:p>Signal_power_ch2 [dBc]</text:p>
          </table:table-cell>
          <table:table-cell table:style-name="ce2" office:value-type="string" calcext:value-type="string">
            <text:p>ENOB_ch2 [Bits]</text:p>
          </table:table-cell>
          <table:table-cell table:style-name="ce3" office:value-type="string" calcext:value-type="string" table:number-columns-spanned="1" table:number-rows-spanned="7">
            <text:p>CH03</text:p>
          </table:table-cell>
          <table:table-cell table:style-name="ce2" office:value-type="string" calcext:value-type="string">
            <text:p>F_Fund_ch3 &lt;Hz&gt;</text:p>
          </table:table-cell>
          <table:table-cell table:style-name="ce2" office:value-type="string" calcext:value-type="string">
            <text:p>F_scale_ch3</text:p>
          </table:table-cell>
          <table:table-cell table:style-name="ce2" office:value-type="string" calcext:value-type="string">
            <text:p>Signal_power_ch3 [dBc]</text:p>
          </table:table-cell>
          <table:table-cell table:style-name="ce2" office:value-type="string" calcext:value-type="string">
            <text:p>ENOB_ch3 [Bits]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7812.5" calcext:value-type="float">
            <text:p>7812.5</text:p>
          </table:table-cell>
          <table:table-cell office:value-type="float" office:value="0.93354" calcext:value-type="float">
            <text:p>0.93354</text:p>
          </table:table-cell>
          <table:table-cell office:value-type="float" office:value="0.00110640812137767" calcext:value-type="float">
            <text:p>0.001</text:p>
          </table:table-cell>
          <table:table-cell office:value-type="float" office:value="9.381" calcext:value-type="float">
            <text:p>9.381</text:p>
          </table:table-cell>
          <table:covered-table-cell/>
          <table:table-cell office:value-type="float" office:value="7812.5" calcext:value-type="float">
            <text:p>7812.5</text:p>
          </table:table-cell>
          <table:table-cell office:value-type="float" office:value="0.93292" calcext:value-type="float">
            <text:p>0.93292</text:p>
          </table:table-cell>
          <table:table-cell office:value-type="float" office:value="0.00106752960159844" calcext:value-type="float">
            <text:p>0.0011</text:p>
          </table:table-cell>
          <table:table-cell office:value-type="float" office:value="9.466" calcext:value-type="float">
            <text:p>9.466</text:p>
          </table:table-cell>
          <table:covered-table-cell office:value-type="float" office:value="9.466" calcext:value-type="float">
            <text:p>9.466</text:p>
          </table:covered-table-cell>
          <table:table-cell office:value-type="float" office:value="7812.5" calcext:value-type="float">
            <text:p>7812.5</text:p>
          </table:table-cell>
          <table:table-cell office:value-type="float" office:value="0.93331" calcext:value-type="float">
            <text:p>0.93331</text:p>
          </table:table-cell>
          <table:table-cell office:value-type="float" office:value="0.00106924749554491" calcext:value-type="float">
            <text:p>0.0011</text:p>
          </table:table-cell>
          <table:table-cell office:value-type="float" office:value="9.395" calcext:value-type="float">
            <text:p>9.395</text:p>
          </table:table-cell>
          <table:covered-table-cell/>
          <table:table-cell office:value-type="float" office:value="7812.5" calcext:value-type="float">
            <text:p>7812.5</text:p>
          </table:table-cell>
          <table:table-cell office:value-type="float" office:value="0.91393" calcext:value-type="float">
            <text:p>0.91393</text:p>
          </table:table-cell>
          <table:table-cell office:value-type="float" office:value="0.00138788835959204" calcext:value-type="float">
            <text:p>0.001</text:p>
          </table:table-cell>
          <table:table-cell office:value-type="float" office:value="9.022" calcext:value-type="float">
            <text:p>9.022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62500" calcext:value-type="float">
            <text:p>62500</text:p>
          </table:table-cell>
          <table:table-cell office:value-type="float" office:value="0.92384" calcext:value-type="float">
            <text:p>0.92384</text:p>
          </table:table-cell>
          <table:table-cell office:value-type="float" office:value="0.00142796670591806" calcext:value-type="float">
            <text:p>0.001</text:p>
          </table:table-cell>
          <table:table-cell office:value-type="float" office:value="8.791" calcext:value-type="float">
            <text:p>8.791</text:p>
          </table:table-cell>
          <table:covered-table-cell/>
          <table:table-cell office:value-type="float" office:value="62500" calcext:value-type="float">
            <text:p>62500</text:p>
          </table:table-cell>
          <table:table-cell office:value-type="float" office:value="0.92382" calcext:value-type="float">
            <text:p>0.92382</text:p>
          </table:table-cell>
          <table:table-cell office:value-type="float" office:value="0.000258250794322761" calcext:value-type="float">
            <text:p>0.0003</text:p>
          </table:table-cell>
          <table:table-cell office:value-type="float" office:value="8.917" calcext:value-type="float">
            <text:p>8.917</text:p>
          </table:table-cell>
          <table:covered-table-cell/>
          <table:table-cell office:value-type="float" office:value="62500" calcext:value-type="float">
            <text:p>62500</text:p>
          </table:table-cell>
          <table:table-cell office:value-type="float" office:value="0.92388" calcext:value-type="float">
            <text:p>0.92388</text:p>
          </table:table-cell>
          <table:table-cell office:value-type="float" office:value="0.000676345704621974" calcext:value-type="float">
            <text:p>0.0007</text:p>
          </table:table-cell>
          <table:table-cell office:value-type="float" office:value="8.819" calcext:value-type="float">
            <text:p>8.819</text:p>
          </table:table-cell>
          <table:covered-table-cell/>
          <table:table-cell office:value-type="float" office:value="62500" calcext:value-type="float">
            <text:p>62500</text:p>
          </table:table-cell>
          <table:table-cell office:value-type="float" office:value="0.90497" calcext:value-type="float">
            <text:p>0.90497</text:p>
          </table:table-cell>
          <table:table-cell office:value-type="float" office:value="0.000326968151820396" calcext:value-type="float">
            <text:p>0.000</text:p>
          </table:table-cell>
          <table:table-cell office:value-type="float" office:value="8.627" calcext:value-type="float">
            <text:p>8.62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500000" calcext:value-type="float">
            <text:p>500000</text:p>
          </table:table-cell>
          <table:table-cell office:value-type="float" office:value="0.85146" calcext:value-type="float">
            <text:p>0.85146</text:p>
          </table:table-cell>
          <table:table-cell office:value-type="float" office:value="0.0055186807781015" calcext:value-type="float">
            <text:p>0.006</text:p>
          </table:table-cell>
          <table:table-cell office:value-type="float" office:value="9.2" calcext:value-type="float">
            <text:p>9.2</text:p>
          </table:table-cell>
          <table:covered-table-cell/>
          <table:table-cell office:value-type="float" office:value="500000" calcext:value-type="float">
            <text:p>500000</text:p>
          </table:table-cell>
          <table:table-cell office:value-type="float" office:value="0.85107" calcext:value-type="float">
            <text:p>0.85107</text:p>
          </table:table-cell>
          <table:table-cell office:value-type="float" office:value="-0.00307533746014002" calcext:value-type="float">
            <text:p>-0.0031</text:p>
          </table:table-cell>
          <table:table-cell office:value-type="float" office:value="8.554" calcext:value-type="float">
            <text:p>8.554</text:p>
          </table:table-cell>
          <table:covered-table-cell/>
          <table:table-cell office:value-type="float" office:value="500000" calcext:value-type="float">
            <text:p>500000</text:p>
          </table:table-cell>
          <table:table-cell office:value-type="float" office:value="0.85161" calcext:value-type="float">
            <text:p>0.85161</text:p>
          </table:table-cell>
          <table:table-cell office:value-type="float" office:value="0.00485185598924558" calcext:value-type="float">
            <text:p>0.0049</text:p>
          </table:table-cell>
          <table:table-cell office:value-type="float" office:value="9.133" calcext:value-type="float">
            <text:p>9.133</text:p>
          </table:table-cell>
          <table:covered-table-cell/>
          <table:table-cell office:value-type="float" office:value="500000" calcext:value-type="float">
            <text:p>500000</text:p>
          </table:table-cell>
          <table:table-cell office:value-type="float" office:value="0.83365" calcext:value-type="float">
            <text:p>0.83365</text:p>
          </table:table-cell>
          <table:table-cell office:value-type="float" office:value="-0.00279398402992385" calcext:value-type="float">
            <text:p>-0.003</text:p>
          </table:table-cell>
          <table:table-cell office:value-type="float" office:value="8.484" calcext:value-type="float">
            <text:p>8.484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750000" calcext:value-type="float">
            <text:p>750000</text:p>
          </table:table-cell>
          <table:table-cell office:value-type="float" office:value="0.81709" calcext:value-type="float">
            <text:p>0.81709</text:p>
          </table:table-cell>
          <table:table-cell office:value-type="float" office:value="0.000963903899697624" calcext:value-type="float">
            <text:p>0.001</text:p>
          </table:table-cell>
          <table:table-cell office:value-type="float" office:value="8.554" calcext:value-type="float">
            <text:p>8.554</text:p>
          </table:table-cell>
          <table:covered-table-cell/>
          <table:table-cell office:value-type="float" office:value="750000" calcext:value-type="float">
            <text:p>750000</text:p>
          </table:table-cell>
          <table:table-cell office:value-type="float" office:value="0.81705" calcext:value-type="float">
            <text:p>0.81705</text:p>
          </table:table-cell>
          <table:table-cell office:value-type="float" office:value="0.00145566219881137" calcext:value-type="float">
            <text:p>0.0015</text:p>
          </table:table-cell>
          <table:table-cell office:value-type="float" office:value="8.531" calcext:value-type="float">
            <text:p>8.531</text:p>
          </table:table-cell>
          <table:covered-table-cell/>
          <table:table-cell office:value-type="float" office:value="750000" calcext:value-type="float">
            <text:p>750000</text:p>
          </table:table-cell>
          <table:table-cell office:value-type="float" office:value="0.81722" calcext:value-type="float">
            <text:p>0.81722</text:p>
          </table:table-cell>
          <table:table-cell office:value-type="float" office:value="0.00137803064082906" calcext:value-type="float">
            <text:p>0.0014</text:p>
          </table:table-cell>
          <table:table-cell office:value-type="float" office:value="8.555" calcext:value-type="float">
            <text:p>8.555</text:p>
          </table:table-cell>
          <table:covered-table-cell/>
          <table:table-cell office:value-type="float" office:value="750000" calcext:value-type="float">
            <text:p>750000</text:p>
          </table:table-cell>
          <table:table-cell office:value-type="float" office:value="0.80006" calcext:value-type="float">
            <text:p>0.80006</text:p>
          </table:table-cell>
          <table:table-cell office:value-type="float" office:value="-0.0000673187999415615" calcext:value-type="float">
            <text:p>0.000</text:p>
          </table:table-cell>
          <table:table-cell office:value-type="float" office:value="8.387" calcext:value-type="float">
            <text:p>8.387</text:p>
          </table:table-cell>
        </table:table-row>
        <table:table-row table:style-name="ro1">
          <table:covered-table-cell table:number-columns-repeated="2"/>
          <table:table-cell office:value-type="float" office:value="999000" calcext:value-type="float">
            <text:p>999000</text:p>
          </table:table-cell>
          <table:table-cell office:value-type="float" office:value="998779.296875" calcext:value-type="float">
            <text:p>998779.296875</text:p>
          </table:table-cell>
          <table:table-cell office:value-type="float" office:value="0.76267" calcext:value-type="float">
            <text:p>0.76267</text:p>
          </table:table-cell>
          <table:table-cell office:value-type="float" office:value="0.103220263671185" calcext:value-type="float">
            <text:p>0.103</text:p>
          </table:table-cell>
          <table:table-cell office:value-type="float" office:value="8.8" calcext:value-type="float">
            <text:p>8.8</text:p>
          </table:table-cell>
          <table:covered-table-cell/>
          <table:table-cell office:value-type="float" office:value="998779.296875" calcext:value-type="float">
            <text:p>998779.296875</text:p>
          </table:table-cell>
          <table:table-cell office:value-type="float" office:value="0.77706" calcext:value-type="float">
            <text:p>0.77706</text:p>
          </table:table-cell>
          <table:table-cell office:value-type="float" office:value="-0.0636013278491524" calcext:value-type="float">
            <text:p>-0.0636</text:p>
          </table:table-cell>
          <table:table-cell office:value-type="float" office:value="8.818" calcext:value-type="float">
            <text:p>8.818</text:p>
          </table:table-cell>
          <table:covered-table-cell/>
          <table:table-cell office:value-type="float" office:value="998779.296875" calcext:value-type="float">
            <text:p>998779.296875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0491158432797879" calcext:value-type="float">
            <text:p>0.0491</text:p>
          </table:table-cell>
          <table:table-cell office:value-type="float" office:value="8.824" calcext:value-type="float">
            <text:p>8.824</text:p>
          </table:table-cell>
          <table:covered-table-cell/>
          <table:table-cell office:value-type="float" office:value="998779.296875" calcext:value-type="float">
            <text:p>998779.296875</text:p>
          </table:table-cell>
          <table:table-cell office:value-type="float" office:value="0.74735" calcext:value-type="float">
            <text:p>0.74735</text:p>
          </table:table-cell>
          <table:table-cell office:value-type="float" office:value="0.0923518330020443" calcext:value-type="float">
            <text:p>0.092</text:p>
          </table:table-cell>
          <table:table-cell office:value-type="float" office:value="8.513" calcext:value-type="float">
            <text:p>8.513</text:p>
          </table:table-cell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17"/>
          <table:table-cell/>
          <table:covered-table-cell/>
          <table:table-cell table:number-columns-repeated="4"/>
          <table:covered-table-cell/>
          <table:table-cell table:number-columns-repeated="2"/>
          <table:table-cell table:style-name="ce1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3">00/00/0000</text:date>, <text:time style:data-style-name="N2" text:time-value="14:15:18.177811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3T14:22:14.880150089</dc:date>
    <meta:editing-duration>PT2H35M11S</meta:editing-duration>
    <meta:editing-cycles>73</meta:editing-cycles>
    <meta:generator>LibreOffice/5.3.6.1$Linux_X86_64 LibreOffice_project/30$Build-1</meta:generator>
    <meta:document-statistic meta:table-count="2" meta:cell-count="2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minimum="8000" chart:maximum="13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7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f00ff" draw:fill-color="#7f00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131cm" svg:height="14.698cm" xlink:href=".." xlink:type="simple" chart:class="chart:scatter" chart:style-name="ch1">
        <chart:title svg:x="14.385cm" svg:y="0.882cm" chart:style-name="ch2">
          <text:p>Fs=2.5MS/s </text:p>
        </chart:title>
        <chart:legend chart:legend-position="end" svg:x="22.113cm" svg:y="6.401cm" style:legend-expansion="high" chart:style-name="ch3"/>
        <chart:plot-area chart:style-name="ch4" table:cell-range-address="meas_eval_2M5.C8:meas_eval_2M5.C13 meas_eval_2M5.G7:meas_eval_2M5.G13 meas_eval_2M5.L7:meas_eval_2M5.L13 meas_eval_2M5.Q7:meas_eval_2M5.Q13 meas_eval_2M5.V7:meas_eval_2M5.V13" chart:data-source-has-labels="row" svg:x="0.52cm" svg:y="0.442cm" svg:width="20.336cm" svg:height="13.179cm">
          <chartooo:coordinate-region svg:x="1.253cm" svg:y="0.617cm" svg:width="19.603cm" svg:height="12.406cm"/>
          <chart:axis chart:dimension="x" chart:name="primary-x" chart:style-name="ch5">
            <chart:title svg:x="9.762cm" svg:y="13.915cm" chart:style-name="ch6">
              <text:p>F_input [Hz]</text:p>
            </chart:title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meas_eval_2M5.G8:meas_eval_2M5.G13" chart:label-cell-address="meas_eval_2M5.G7:meas_eval_2M5.G7" chart:class="chart:scatter">
            <chart:domain table:cell-range-address="meas_eval_2M5.C8:meas_eval_2M5.C13"/>
            <chart:data-point chart:repeated="6"/>
          </chart:series>
          <chart:series chart:attached-axis="primary-y" chart:style-name="ch11" chart:values-cell-range-address="meas_eval_2M5.L8:meas_eval_2M5.L13" chart:label-cell-address="meas_eval_2M5.L7:meas_eval_2M5.L7" chart:class="chart:scatter">
            <chart:data-point chart:repeated="6"/>
          </chart:series>
          <chart:series chart:attached-axis="primary-y" chart:style-name="ch12" chart:values-cell-range-address="meas_eval_2M5.Q8:meas_eval_2M5.Q13" chart:label-cell-address="meas_eval_2M5.Q7:meas_eval_2M5.Q7" chart:class="chart:scatter">
            <chart:data-point chart:repeated="6"/>
          </chart:series>
          <chart:series chart:attached-axis="primary-y" chart:style-name="ch13" chart:values-cell-range-address="meas_eval_2M5.V8:meas_eval_2M5.V13" chart:label-cell-address="meas_eval_2M5.V7:meas_eval_2M5.V7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NOB_ch0 [Bits]</text:p>
                <draw:g>
                  <svg:desc>meas_eval_2M5.G7:meas_eval_2M5.G7</svg:desc>
                </draw:g>
              </table:table-cell>
              <table:table-cell office:value-type="string">
                <text:p>ENOB_ch1 [Bits]</text:p>
                <draw:g>
                  <svg:desc>meas_eval_2M5.L7:meas_eval_2M5.L7</svg:desc>
                </draw:g>
              </table:table-cell>
              <table:table-cell office:value-type="string">
                <text:p>ENOB_ch2 [Bits]</text:p>
                <draw:g>
                  <svg:desc>meas_eval_2M5.Q7:meas_eval_2M5.Q7</svg:desc>
                </draw:g>
              </table:table-cell>
              <table:table-cell office:value-type="string">
                <text:p>ENOB_ch3 [Bits]</text:p>
                <draw:g>
                  <svg:desc>meas_eval_2M5.V7:meas_eval_2M5.V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65.625">
                <text:p>9765.625</text:p>
                <draw:g>
                  <svg:desc>meas_eval_2M5.C8:meas_eval_2M5.C13</svg:desc>
                </draw:g>
              </table:table-cell>
              <table:table-cell office:value-type="float" office:value="9.301">
                <text:p>9.301</text:p>
                <draw:g>
                  <svg:desc>meas_eval_2M5.G8:meas_eval_2M5.G13</svg:desc>
                </draw:g>
              </table:table-cell>
              <table:table-cell office:value-type="float" office:value="9.299">
                <text:p>9.299</text:p>
                <draw:g>
                  <svg:desc>meas_eval_2M5.L8:meas_eval_2M5.L13</svg:desc>
                </draw:g>
              </table:table-cell>
              <table:table-cell office:value-type="float" office:value="8.911">
                <text:p>8.911</text:p>
                <draw:g>
                  <svg:desc>meas_eval_2M5.Q8:meas_eval_2M5.Q13</svg:desc>
                </draw:g>
              </table:table-cell>
              <table:table-cell office:value-type="float" office:value="8.389">
                <text:p>8.389</text:p>
                <draw:g>
                  <svg:desc>meas_eval_2M5.V8:meas_eval_2M5.V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125">
                <text:p>78125</text:p>
              </table:table-cell>
              <table:table-cell office:value-type="float" office:value="8.55">
                <text:p>8.55</text:p>
              </table:table-cell>
              <table:table-cell office:value-type="float" office:value="8.652">
                <text:p>8.652</text:p>
              </table:table-cell>
              <table:table-cell office:value-type="float" office:value="8.388">
                <text:p>8.388</text:p>
              </table:table-cell>
              <table:table-cell office:value-type="float" office:value="8.035">
                <text:p>8.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000">
                <text:p>625000</text:p>
              </table:table-cell>
              <table:table-cell office:value-type="float" office:value="8.381">
                <text:p>8.381</text:p>
              </table:table-cell>
              <table:table-cell office:value-type="float" office:value="8.637">
                <text:p>8.637</text:p>
              </table:table-cell>
              <table:table-cell office:value-type="float" office:value="7.971">
                <text:p>7.971</text:p>
              </table:table-cell>
              <table:table-cell office:value-type="float" office:value="7.988">
                <text:p>7.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9375">
                <text:p>859375</text:p>
              </table:table-cell>
              <table:table-cell office:value-type="float" office:value="8.704">
                <text:p>8.704</text:p>
              </table:table-cell>
              <table:table-cell office:value-type="float" office:value="8.753">
                <text:p>8.753</text:p>
              </table:table-cell>
              <table:table-cell office:value-type="float" office:value="8.166">
                <text:p>8.166</text:p>
              </table:table-cell>
              <table:table-cell office:value-type="float" office:value="8.137">
                <text:p>8.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625">
                <text:p>1015625</text:p>
              </table:table-cell>
              <table:table-cell office:value-type="float" office:value="8.804">
                <text:p>8.804</text:p>
              </table:table-cell>
              <table:table-cell office:value-type="float" office:value="8.791">
                <text:p>8.791</text:p>
              </table:table-cell>
              <table:table-cell office:value-type="float" office:value="8.572">
                <text:p>8.572</text:p>
              </table:table-cell>
              <table:table-cell office:value-type="float" office:value="7.745">
                <text:p>7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9000">
                <text:p>1249000</text:p>
              </table:table-cell>
              <table:table-cell office:value-type="float" office:value="8.757">
                <text:p>8.757</text:p>
              </table:table-cell>
              <table:table-cell office:value-type="float" office:value="8.758">
                <text:p>8.758</text:p>
              </table:table-cell>
              <table:table-cell office:value-type="float" office:value="8.114">
                <text:p>8.114</text:p>
              </table:table-cell>
              <table:table-cell office:value-type="float" office:value="7.758">
                <text:p>7.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117cm" svg:height="15.253cm" xlink:href=".." xlink:type="simple" chart:class="chart:scatter" chart:style-name="ch1">
        <chart:title svg:x="11.242cm" svg:y="0.441cm" chart:style-name="ch2">
          <text:p>F_FUND vs. F_INPUT</text:p>
        </chart:title>
        <chart:legend chart:legend-position="end" svg:x="22.885cm" svg:y="6.678cm" style:legend-expansion="high" chart:style-name="ch3"/>
        <chart:plot-area chart:style-name="ch4" table:cell-range-address="meas_eval_2M5.C8:meas_eval_2M5.D13 meas_eval_2M5.D7:meas_eval_2M5.D7 meas_eval_2M5.I7:meas_eval_2M5.I13 meas_eval_2M5.N7:meas_eval_2M5.N13 meas_eval_2M5.S7:meas_eval_2M5.S13" chart:data-source-has-labels="row" svg:x="0.542cm" svg:y="1.503cm" svg:width="21.801cm" svg:height="13.445cm">
          <chartooo:coordinate-region svg:x="1.916cm" svg:y="1.678cm" svg:width="19.583cm" svg:height="12.67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eas_eval_2M5.D8:meas_eval_2M5.D13" chart:label-cell-address="meas_eval_2M5.D7:meas_eval_2M5.D7" chart:class="chart:scatter">
            <chart:domain table:cell-range-address="meas_eval_2M5.C8:meas_eval_2M5.C13"/>
            <chart:data-point chart:repeated="6"/>
          </chart:series>
          <chart:series chart:style-name="ch8" chart:values-cell-range-address="meas_eval_2M5.I8:meas_eval_2M5.I13" chart:label-cell-address="meas_eval_2M5.I7:meas_eval_2M5.I7" chart:class="chart:scatter">
            <chart:data-point chart:repeated="6"/>
          </chart:series>
          <chart:series chart:style-name="ch9" chart:values-cell-range-address="meas_eval_2M5.N8:meas_eval_2M5.N13" chart:label-cell-address="meas_eval_2M5.N7:meas_eval_2M5.N7" chart:class="chart:scatter">
            <chart:data-point chart:repeated="6"/>
          </chart:series>
          <chart:series chart:style-name="ch10" chart:values-cell-range-address="meas_eval_2M5.S8:meas_eval_2M5.S13" chart:label-cell-address="meas_eval_2M5.S7:meas_eval_2M5.S7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_Fund_ch0 &lt;Hz&gt;</text:p>
                <draw:g>
                  <svg:desc>meas_eval_2M5.D7:meas_eval_2M5.D7</svg:desc>
                </draw:g>
              </table:table-cell>
              <table:table-cell office:value-type="string">
                <text:p>F_Fund_ch1 &lt;Hz&gt;</text:p>
                <draw:g>
                  <svg:desc>meas_eval_2M5.I7:meas_eval_2M5.I7</svg:desc>
                </draw:g>
              </table:table-cell>
              <table:table-cell office:value-type="string">
                <text:p>F_Fund_ch2 &lt;Hz&gt;</text:p>
                <draw:g>
                  <svg:desc>meas_eval_2M5.N7:meas_eval_2M5.N7</svg:desc>
                </draw:g>
              </table:table-cell>
              <table:table-cell office:value-type="string">
                <text:p>F_Fund_ch3 &lt;Hz&gt;</text:p>
                <draw:g>
                  <svg:desc>meas_eval_2M5.S7:meas_eval_2M5.S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65.625">
                <text:p>9765.625</text:p>
                <draw:g>
                  <svg:desc>meas_eval_2M5.C8:meas_eval_2M5.C13</svg:desc>
                </draw:g>
              </table:table-cell>
              <table:table-cell office:value-type="float" office:value="9765.625">
                <text:p>9765.625</text:p>
                <draw:g>
                  <svg:desc>meas_eval_2M5.D8:meas_eval_2M5.D13</svg:desc>
                </draw:g>
              </table:table-cell>
              <table:table-cell office:value-type="float" office:value="9765.625">
                <text:p>9765.625</text:p>
                <draw:g>
                  <svg:desc>meas_eval_2M5.I8:meas_eval_2M5.I13</svg:desc>
                </draw:g>
              </table:table-cell>
              <table:table-cell office:value-type="float" office:value="9765.625">
                <text:p>9765.625</text:p>
                <draw:g>
                  <svg:desc>meas_eval_2M5.N8:meas_eval_2M5.N13</svg:desc>
                </draw:g>
              </table:table-cell>
              <table:table-cell office:value-type="float" office:value="9765.625">
                <text:p>9765.625</text:p>
                <draw:g>
                  <svg:desc>meas_eval_2M5.S8:meas_eval_2M5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125">
                <text:p>78125</text:p>
              </table:table-cell>
              <table:table-cell office:value-type="float" office:value="78125">
                <text:p>78125</text:p>
              </table:table-cell>
              <table:table-cell office:value-type="float" office:value="78125">
                <text:p>78125</text:p>
              </table:table-cell>
              <table:table-cell office:value-type="float" office:value="78125">
                <text:p>78125</text:p>
              </table:table-cell>
              <table:table-cell office:value-type="float" office:value="78125">
                <text:p>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  <table:table-cell office:value-type="float" office:value="625000">
                <text:p>62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9375">
                <text:p>859375</text:p>
              </table:table-cell>
              <table:table-cell office:value-type="float" office:value="859375">
                <text:p>859375</text:p>
              </table:table-cell>
              <table:table-cell office:value-type="float" office:value="859375">
                <text:p>859375</text:p>
              </table:table-cell>
              <table:table-cell office:value-type="float" office:value="859375">
                <text:p>859375</text:p>
              </table:table-cell>
              <table:table-cell office:value-type="float" office:value="859375">
                <text:p>85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625">
                <text:p>1015625</text:p>
              </table:table-cell>
              <table:table-cell office:value-type="float" office:value="1015625">
                <text:p>1015625</text:p>
              </table:table-cell>
              <table:table-cell office:value-type="float" office:value="1015625">
                <text:p>1015625</text:p>
              </table:table-cell>
              <table:table-cell office:value-type="float" office:value="1015625">
                <text:p>1015625</text:p>
              </table:table-cell>
              <table:table-cell office:value-type="float" office:value="1015625">
                <text:p>10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9000">
                <text:p>1249000</text:p>
              </table:table-cell>
              <table:table-cell office:value-type="float" office:value="1248779.296875">
                <text:p>1248779.296875</text:p>
              </table:table-cell>
              <table:table-cell office:value-type="float" office:value="1248779.296875">
                <text:p>1248779.296875</text:p>
              </table:table-cell>
              <table:table-cell office:value-type="float" office:value="1248779.296875">
                <text:p>1248779.296875</text:p>
              </table:table-cell>
              <table:table-cell office:value-type="float" office:value="1248779.296875">
                <text:p>1248779.2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8000" chart:maximum="1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232cm" svg:height="15.88cm" xlink:href=".." xlink:type="simple" chart:class="chart:scatter" chart:style-name="ch1">
        <chart:legend chart:legend-position="end" svg:x="20.979cm" svg:y="6.767cm" style:legend-expansion="high" chart:style-name="ch2"/>
        <chart:plot-area chart:style-name="ch3" table:cell-range-address="meas_eval_2M5.C8:meas_eval_2M5.C13 meas_eval_2M5.E7:meas_eval_2M5.E13 meas_eval_2M5.D27:meas_eval_2M5.D33 meas_eval_2M5.J7:meas_eval_2M5.J13 meas_eval_2M5.O7:meas_eval_2M5.O13 meas_eval_2M5.T7:meas_eval_2M5.T13" chart:data-source-has-labels="row" svg:x="0.564cm" svg:y="0.317cm" svg:width="19.851cm" svg:height="14.314cm">
          <chartooo:coordinate-region svg:x="1.484cm" svg:y="0.492cm" svg:width="18.931cm" svg:height="13.541cm"/>
          <chart:axis chart:dimension="x" chart:name="primary-x" chart:style-name="ch4">
            <chart:title svg:x="9.563cm" svg:y="14.949cm" chart:style-name="ch5">
              <text:p>F_input [Hz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as_eval_2M5.E8:meas_eval_2M5.E13" chart:label-cell-address="meas_eval_2M5.E7:meas_eval_2M5.E7" chart:class="chart:scatter">
            <chart:domain table:cell-range-address="meas_eval_2M5.C8:meas_eval_2M5.C13"/>
            <chart:data-point chart:repeated="6"/>
          </chart:series>
          <chart:series chart:style-name="ch9" chart:values-cell-range-address="meas_eval_2M5.D28:meas_eval_2M5.D33" chart:label-cell-address="meas_eval_2M5.D27:meas_eval_2M5.D27" chart:class="chart:scatter">
            <chart:domain table:cell-range-address="meas_eval_2M5.C28:meas_eval_2M5.C33"/>
            <chart:data-point chart:repeated="6"/>
          </chart:series>
          <chart:series chart:style-name="ch10" chart:values-cell-range-address="meas_eval_2M5.J8:meas_eval_2M5.J13" chart:label-cell-address="meas_eval_2M5.J7:meas_eval_2M5.J7" chart:class="chart:scatter">
            <chart:data-point chart:repeated="6"/>
          </chart:series>
          <chart:series chart:style-name="ch11" chart:values-cell-range-address="meas_eval_2M5.O8:meas_eval_2M5.O13" chart:label-cell-address="meas_eval_2M5.O7:meas_eval_2M5.O7" chart:class="chart:scatter">
            <chart:data-point chart:repeated="6"/>
          </chart:series>
          <chart:series chart:style-name="ch12" chart:values-cell-range-address="meas_eval_2M5.T8:meas_eval_2M5.T13" chart:label-cell-address="meas_eval_2M5.T7:meas_eval_2M5.T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_scale_ch0</text:p>
                <draw:g>
                  <svg:desc>meas_eval_2M5.E7:meas_eval_2M5.E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stimated ADC Input (RC Attenuation)</text:p>
                <draw:g>
                  <svg:desc>meas_eval_2M5.D27:meas_eval_2M5.D27</svg:desc>
                </draw:g>
              </table:table-cell>
              <table:table-cell office:value-type="string">
                <text:p>F_scale_ch1</text:p>
                <draw:g>
                  <svg:desc>meas_eval_2M5.J7:meas_eval_2M5.J7</svg:desc>
                </draw:g>
              </table:table-cell>
              <table:table-cell office:value-type="string">
                <text:p>F_scale_ch2</text:p>
                <draw:g>
                  <svg:desc>meas_eval_2M5.O7:meas_eval_2M5.O7</svg:desc>
                </draw:g>
              </table:table-cell>
              <table:table-cell office:value-type="string">
                <text:p>F_scale_ch3</text:p>
                <draw:g>
                  <svg:desc>meas_eval_2M5.T7:meas_eval_2M5.T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65.625">
                <text:p>9765.625</text:p>
                <draw:g>
                  <svg:desc>meas_eval_2M5.C8:meas_eval_2M5.C13</svg:desc>
                </draw:g>
              </table:table-cell>
              <table:table-cell office:value-type="float" office:value="0.93348">
                <text:p>0.93348</text:p>
                <draw:g>
                  <svg:desc>meas_eval_2M5.E8:meas_eval_2M5.E13</svg:desc>
                </draw:g>
              </table:table-cell>
              <table:table-cell office:value-type="float" office:value="9765.625">
                <text:p>9765.625</text:p>
                <draw:g>
                  <svg:desc>meas_eval_2M5.C28:meas_eval_2M5.C33</svg:desc>
                </draw:g>
              </table:table-cell>
              <table:table-cell office:value-type="float" office:value="0.916649411108824">
                <text:p>0.916649411108824</text:p>
                <draw:g>
                  <svg:desc>meas_eval_2M5.D28:meas_eval_2M5.D33</svg:desc>
                </draw:g>
              </table:table-cell>
              <table:table-cell office:value-type="float" office:value="0.93313">
                <text:p>0.93313</text:p>
                <draw:g>
                  <svg:desc>meas_eval_2M5.J8:meas_eval_2M5.J13</svg:desc>
                </draw:g>
              </table:table-cell>
              <table:table-cell office:value-type="float" office:value="0.93354">
                <text:p>0.93354</text:p>
                <draw:g>
                  <svg:desc>meas_eval_2M5.O8:meas_eval_2M5.O13</svg:desc>
                </draw:g>
              </table:table-cell>
              <table:table-cell office:value-type="float" office:value="0.91402">
                <text:p>0.91402</text:p>
                <draw:g>
                  <svg:desc>meas_eval_2M5.T8:meas_eval_2M5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125">
                <text:p>78125</text:p>
              </table:table-cell>
              <table:table-cell office:value-type="float" office:value="0.92307">
                <text:p>0.92307</text:p>
              </table:table-cell>
              <table:table-cell office:value-type="float" office:value="78125">
                <text:p>78125</text:p>
              </table:table-cell>
              <table:table-cell office:value-type="float" office:value="0.915564271606109">
                <text:p>0.915564271606109</text:p>
              </table:table-cell>
              <table:table-cell office:value-type="float" office:value="0.9227">
                <text:p>0.9227</text:p>
              </table:table-cell>
              <table:table-cell office:value-type="float" office:value="0.92291">
                <text:p>0.92291</text:p>
              </table:table-cell>
              <table:table-cell office:value-type="float" office:value="0.90369">
                <text:p>0.903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000">
                <text:p>625000</text:p>
              </table:table-cell>
              <table:table-cell office:value-type="float" office:value="0.8356">
                <text:p>0.8356</text:p>
              </table:table-cell>
              <table:table-cell office:value-type="float" office:value="625000">
                <text:p>625000</text:p>
              </table:table-cell>
              <table:table-cell office:value-type="float" office:value="0.853234759207142">
                <text:p>0.853234759207142</text:p>
              </table:table-cell>
              <table:table-cell office:value-type="float" office:value="0.83539">
                <text:p>0.83539</text:p>
              </table:table-cell>
              <table:table-cell office:value-type="float" office:value="0.83538">
                <text:p>0.83538</text:p>
              </table:table-cell>
              <table:table-cell office:value-type="float" office:value="0.81794">
                <text:p>0.81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9375">
                <text:p>859375</text:p>
              </table:table-cell>
              <table:table-cell office:value-type="float" office:value="0.79885">
                <text:p>0.79885</text:p>
              </table:table-cell>
              <table:table-cell office:value-type="float" office:value="859375">
                <text:p>859375</text:p>
              </table:table-cell>
              <table:table-cell office:value-type="float" office:value="0.806593019241249">
                <text:p>0.806593019241249</text:p>
              </table:table-cell>
              <table:table-cell office:value-type="float" office:value="0.79841">
                <text:p>0.79841</text:p>
              </table:table-cell>
              <table:table-cell office:value-type="float" office:value="0.79897">
                <text:p>0.79897</text:p>
              </table:table-cell>
              <table:table-cell office:value-type="float" office:value="0.78193">
                <text:p>0.78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5625">
                <text:p>1015625</text:p>
              </table:table-cell>
              <table:table-cell office:value-type="float" office:value="0.76845">
                <text:p>0.76845</text:p>
              </table:table-cell>
              <table:table-cell office:value-type="float" office:value="1015625">
                <text:p>1015625</text:p>
              </table:table-cell>
              <table:table-cell office:value-type="float" office:value="0.772735412854449">
                <text:p>0.772735412854449</text:p>
              </table:table-cell>
              <table:table-cell office:value-type="float" office:value="0.76803">
                <text:p>0.76803</text:p>
              </table:table-cell>
              <table:table-cell office:value-type="float" office:value="0.76836">
                <text:p>0.76836</text:p>
              </table:table-cell>
              <table:table-cell office:value-type="float" office:value="0.75234">
                <text:p>0.75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9000">
                <text:p>1249000</text:p>
              </table:table-cell>
              <table:table-cell office:value-type="float" office:value="0.71713">
                <text:p>0.71713</text:p>
              </table:table-cell>
              <table:table-cell office:value-type="float" office:value="1249000">
                <text:p>1249000</text:p>
              </table:table-cell>
              <table:table-cell office:value-type="float" office:value="0.721122548368004">
                <text:p>0.721122548368004</text:p>
              </table:table-cell>
              <table:table-cell office:value-type="float" office:value="0.70961">
                <text:p>0.70961</text:p>
              </table:table-cell>
              <table:table-cell office:value-type="float" office:value="0.71689">
                <text:p>0.71689</text:p>
              </table:table-cell>
              <table:table-cell office:value-type="float" office:value="0.68947">
                <text:p>0.689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444cm" svg:height="16.002cm" xlink:href=".." xlink:type="simple" chart:class="chart:scatter" chart:style-name="ch1">
        <chart:legend chart:legend-position="end" svg:x="24.426cm" svg:y="7.053cm" style:legend-expansion="high" chart:style-name="ch2"/>
        <chart:plot-area chart:style-name="ch3" table:cell-range-address="meas_eval_2M.C5:meas_eval_2M.C9 meas_eval_2M.G4:meas_eval_2M.G9 meas_eval_2M.L4:meas_eval_2M.L9 meas_eval_2M.Q4:meas_eval_2M.Q9 meas_eval_2M.V4:meas_eval_2M.V9" chart:data-source-has-labels="row" svg:x="1.53cm" svg:y="0.32cm" svg:width="22.328cm" svg:height="14.43cm">
          <chartooo:coordinate-region svg:x="2.262cm" svg:y="0.496cm" svg:width="20.939cm" svg:height="13.656cm"/>
          <chart:axis chart:dimension="x" chart:name="primary-x" chart:style-name="ch4">
            <chart:title svg:x="11.821cm" svg:y="15.071cm" chart:style-name="ch5">
              <text:p>F input [Hz]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8.475cm" chart:style-name="ch7">
              <text:p>ENOB [LSB]</text:p>
            </chart:title>
            <chart:grid chart:style-name="ch8" chart:class="major"/>
          </chart:axis>
          <chart:series chart:style-name="ch9" chart:values-cell-range-address="meas_eval_2M.G5:meas_eval_2M.G9" chart:label-cell-address="meas_eval_2M.G4:meas_eval_2M.G4" chart:class="chart:scatter">
            <chart:domain table:cell-range-address="meas_eval_2M.C5:meas_eval_2M.C9"/>
            <chart:data-point chart:repeated="5"/>
          </chart:series>
          <chart:series chart:style-name="ch10" chart:values-cell-range-address="meas_eval_2M.L5:meas_eval_2M.L9" chart:label-cell-address="meas_eval_2M.L4:meas_eval_2M.L4" chart:class="chart:scatter">
            <chart:data-point chart:repeated="5"/>
          </chart:series>
          <chart:series chart:style-name="ch11" chart:values-cell-range-address="meas_eval_2M.Q5:meas_eval_2M.Q9" chart:label-cell-address="meas_eval_2M.Q4:meas_eval_2M.Q4" chart:class="chart:scatter">
            <chart:data-point chart:repeated="5"/>
          </chart:series>
          <chart:series chart:style-name="ch12" chart:values-cell-range-address="meas_eval_2M.V5:meas_eval_2M.V9" chart:label-cell-address="meas_eval_2M.V4:meas_eval_2M.V4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NOB_ch0 [Bits]</text:p>
                <draw:g>
                  <svg:desc>meas_eval_2M.G4:meas_eval_2M.G4</svg:desc>
                </draw:g>
              </table:table-cell>
              <table:table-cell office:value-type="string">
                <text:p>ENOB_ch1 [Bits]</text:p>
                <draw:g>
                  <svg:desc>meas_eval_2M.L4:meas_eval_2M.L4</svg:desc>
                </draw:g>
              </table:table-cell>
              <table:table-cell office:value-type="string">
                <text:p>ENOB_ch2 [Bits]</text:p>
                <draw:g>
                  <svg:desc>meas_eval_2M.Q4:meas_eval_2M.Q4</svg:desc>
                </draw:g>
              </table:table-cell>
              <table:table-cell office:value-type="string">
                <text:p>ENOB_ch3 [Bits]</text:p>
                <draw:g>
                  <svg:desc>meas_eval_2M.V4:meas_eval_2M.V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12.5">
                <text:p>7812.5</text:p>
                <draw:g>
                  <svg:desc>meas_eval_2M.C5:meas_eval_2M.C9</svg:desc>
                </draw:g>
              </table:table-cell>
              <table:table-cell office:value-type="float" office:value="9.381">
                <text:p>9.381</text:p>
                <draw:g>
                  <svg:desc>meas_eval_2M.G5:meas_eval_2M.G9</svg:desc>
                </draw:g>
              </table:table-cell>
              <table:table-cell office:value-type="float" office:value="9.466">
                <text:p>9.466</text:p>
                <draw:g>
                  <svg:desc>meas_eval_2M.L5:meas_eval_2M.L9</svg:desc>
                </draw:g>
              </table:table-cell>
              <table:table-cell office:value-type="float" office:value="9.395">
                <text:p>9.395</text:p>
                <draw:g>
                  <svg:desc>meas_eval_2M.Q5:meas_eval_2M.Q9</svg:desc>
                </draw:g>
              </table:table-cell>
              <table:table-cell office:value-type="float" office:value="9.022">
                <text:p>9.022</text:p>
                <draw:g>
                  <svg:desc>meas_eval_2M.V5:meas_eval_2M.V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500">
                <text:p>62500</text:p>
              </table:table-cell>
              <table:table-cell office:value-type="float" office:value="8.791">
                <text:p>8.791</text:p>
              </table:table-cell>
              <table:table-cell office:value-type="float" office:value="8.917">
                <text:p>8.917</text:p>
              </table:table-cell>
              <table:table-cell office:value-type="float" office:value="8.819">
                <text:p>8.819</text:p>
              </table:table-cell>
              <table:table-cell office:value-type="float" office:value="8.627">
                <text:p>8.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9.2">
                <text:p>9.2</text:p>
              </table:table-cell>
              <table:table-cell office:value-type="float" office:value="8.554">
                <text:p>8.554</text:p>
              </table:table-cell>
              <table:table-cell office:value-type="float" office:value="9.133">
                <text:p>9.133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000">
                <text:p>750000</text:p>
              </table:table-cell>
              <table:table-cell office:value-type="float" office:value="8.554">
                <text:p>8.554</text:p>
              </table:table-cell>
              <table:table-cell office:value-type="float" office:value="8.531">
                <text:p>8.531</text:p>
              </table:table-cell>
              <table:table-cell office:value-type="float" office:value="8.555">
                <text:p>8.555</text:p>
              </table:table-cell>
              <table:table-cell office:value-type="float" office:value="8.387">
                <text:p>8.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000">
                <text:p>999000</text:p>
              </table:table-cell>
              <table:table-cell office:value-type="float" office:value="8.8">
                <text:p>8.8</text:p>
              </table:table-cell>
              <table:table-cell office:value-type="float" office:value="8.818">
                <text:p>8.818</text:p>
              </table:table-cell>
              <table:table-cell office:value-type="float" office:value="8.824">
                <text:p>8.824</text:p>
              </table:table-cell>
              <table:table-cell office:value-type="float" office:value="8.513">
                <text:p>8.5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